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normal" style:font-style-asian="normal" style:font-style-complex="normal"/>
    </style:style>
    <style:style style:name="P2" style:family="paragraph" style:parent-style-name="Text_20_body">
      <style:paragraph-properties fo:text-align="justify" style:justify-single-word="false"/>
      <style:text-properties fo:font-size="14pt"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16d205"/>
    </style:style>
    <style:style style:name="T1" style:family="text">
      <style:text-properties officeooo:rsid="000f7b92"/>
    </style:style>
    <style:style style:name="T2" style:family="text">
      <style:text-properties fo:font-size="14pt" fo:font-style="normal" style:font-style-asian="normal" style:font-style-complex="normal"/>
    </style:style>
    <style:style style:name="T3" style:family="text">
      <style:text-properties fo:font-size="14pt" fo:font-style="normal" officeooo:rsid="000f7b92" style:font-style-asian="normal" style:font-style-complex="normal"/>
    </style:style>
    <style:style style:name="T4" style:family="text">
      <style:text-properties fo:font-size="14pt" fo:font-style="normal" officeooo:rsid="0016d205" style:font-style-asian="normal" style:font-style-complex="normal"/>
    </style:style>
    <style:style style:name="T5" style:family="text">
      <style:text-properties fo:font-size="14pt" fo:font-style="normal" officeooo:rsid="0017c33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Dear M</text:span><text:span text:style-name="T3">adam/Sir</text:span><text:span text:style-name="T2">,<text:line-break/>I am submitting my resume for consideration for the summer application design internship program at </text:span><text:span text:style-name="T4">S</text:span><text:span text:style-name="T5">ilicon Labs</text:span><text:span text:style-name="T2">. Given the skills and experience outlined in my enclosed resume, I believe I will be a worthy asset to your team.</text:span></text:p>
      <text:p text:style-name="P2">In my three years at <text:span text:style-name="T1">Veer Surendra Sai University of Technology</text:span>, I’ve completed a great deal of coursework on cutting-edge design trends and best practices including <text:span text:style-name="T1">Machine Learning, Deep Learning, Robotics, Cloud Computing</text:span> where I learned and applied skills such as <text:span text:style-name="T1">Video Summary Generation, VirtualBox simulation, Holonomic motion with reverse kinetics, image processing</text:span>.</text:p>
      <text:p text:style-name="P3">In addition, I spent the past term volunteering my time with a local non-profit that collects donated clothes and redistributes it to families in need. I helped the web team update and re-launch an application that allows people in the community to locate nearby drop-off points and schedule pick-ups.</text:p>
      <text:p text:style-name="P3">Volunteering with the non-profit has also taught me the importance of building a convenient and memorable consumer experience that aligns with the brand. It also helped me grow my skills in team collaboration, verbal communication and project leadership.</text:p>
      <text:p text:style-name="P2">I believe I would make an excellent addition to your team. This internship would help me grow my real-world experience in the technology industry and help me further develop and refine my application design skills.</text:p>
      <text:p text:style-name="P2">I look forward to hearing from you!</text:p>
      <text:p text:style-name="P2">Sincerely,<text:line-break/><text:span text:style-name="T1">Prateek Sarang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1:35:05.806055282</meta:creation-date>
    <dc:date>2019-10-17T11:47:01.835457872</dc:date>
    <meta:editing-duration>PT1H53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25" meta:character-count="1446" meta:non-whitespace-character-count="1228"/>
  </office:meta>
</office:document-meta>
</file>